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eyword Match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Normans</text:p>
            <text:p>Vikings</text:p>
            <text:p>Spear</text:p>
            <text:p>Cavalr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7T11:56:02.261226954</meta:creation-date>
    <dc:date>2020-02-27T11:59:53.049039714</dc:date>
    <meta:editing-duration>PT3M51S</meta:editing-duration>
    <meta:editing-cycles>1</meta:editing-cycles>
    <meta:generator>LibreOffice/6.3.4.2.0$Linux_X86_64 LibreOffice_project/30$Build-2</meta:generator>
    <meta:document-statistic meta:object-count="25"/>
  </office:meta>
</office:document-meta>
</file>